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&lt;div class="row p-3"&gt; &lt;div class="col-3"&gt; &lt;a href="https://andressamoraesss.github.io/" target="_blank"&gt;</text:p>
          </table:table-cell>
          <table:table-cell office:value-type="string" calcext:value-type="string">
            <text:p>ANDRESSA DE MORAES DE ALMEIDAO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bispomaiara.github.io" target="_blank"&gt;</text:p>
          </table:table-cell>
          <table:table-cell office:value-type="string" calcext:value-type="string">
            <text:p>MAIARA CONSATTI APRIGIO BISPO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dayanastephany.github.io/" target="_blank"&gt;</text:p>
          </table:table-cell>
          <table:table-cell office:value-type="string" calcext:value-type="string">
            <text:p>DAYANA STEPHANY DE SOUZA BLOCK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duda2606.github.io/Duda2606/" target="_blank"&gt;</text:p>
          </table:table-cell>
          <table:table-cell office:value-type="string" calcext:value-type="string">
            <text:p>EDUARDA CAROLINA ROSSETTO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dudaBoneti.github.io" target="_blank"&gt;</text:p>
          </table:table-cell>
          <table:table-cell office:value-type="string" calcext:value-type="string">
            <text:p>MARIA EDUARDA BONETI CORNACHIONE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icaro999.github.io/" target="_blank"&gt;</text:p>
          </table:table-cell>
          <table:table-cell office:value-type="string" calcext:value-type="string">
            <text:p>ICARO PAULETI DA SILVA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https://oliverlucasvalerio.github.io/" target="_blank"&gt;</text:p>
          </table:table-cell>
          <table:table-cell office:value-type="string" calcext:value-type="string">
            <text:p>OLIVER LUCAS VALERIO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ANE EMANUELE RIBEIRO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CAIO VINICIUS MORA DA CUNHA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CHRISTIAN LABRENZ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INDIANARA ANTUNES QUINOT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JULIA GABRIELA FISCHER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JULIO CESAR BARBOSA WEBER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KEVELLYN EDUARDA MULLER KOCHEN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LEONARDO LUIZ ALVES BELLE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LUIZ EDUARDO MARQUES DE OLIVEIRA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1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MATHEUS AUGUSTO NUNES FURST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MAYKELLY ARAUJO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PAULA CRISTINA GOMES DA SILVA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PEDRO ENRIQUE SCHAEFER PEREIRA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VINICIUS ALMADAZ LEMBECK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VITORIA CAMILE FREITAG DIEDRICHS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WESLEY DA SILVEIRA</text:p>
          </table:table-cell>
          <table:table-cell office:value-type="string" calcext:value-type="string">
            <text:p>&lt;/a&gt; &lt;/div&gt; &lt;/div&gt;</text:p>
          </table:table-cell>
        </table:table-row>
        <table:table-row table:style-name="ro2">
          <table:table-cell office:value-type="string" calcext:value-type="string">
            <text:p>&lt;div class="row p-3"&gt; &lt;div class="col-3"&gt; &lt;a href="#" target="_blank"&gt;</text:p>
          </table:table-cell>
          <table:table-cell office:value-type="string" calcext:value-type="string">
            <text:p><text:s text:c="4"/>YAN VITOR DE OLIVEIRA CARDOSO</text:p>
          </table:table-cell>
          <table:table-cell office:value-type="string" calcext:value-type="string">
            <text:p>&lt;/a&gt; &lt;/div&gt; &lt;/div&gt;</text:p>
          </table:table-cell>
        </table:table-row>
      </table:table>
      <table:named-expressions/>
      <table:database-ranges>
        <table:database-range table:name="__Anonymous_Sheet_DB__0" table:target-range-address="Sheet1.A1:Sheet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3:23:13.566107927</meta:creation-date>
    <dc:date>2023-05-03T23:30:55.771547426</dc:date>
    <meta:editing-duration>PT7M42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